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b03" officeooo:paragraph-rsid="0002fb03"/>
    </style:style>
    <style:style style:name="P2" style:family="paragraph" style:parent-style-name="Standard">
      <style:text-properties officeooo:rsid="0002fb03" officeooo:paragraph-rsid="00030720"/>
    </style:style>
    <style:style style:name="P3" style:family="paragraph" style:parent-style-name="Standard">
      <style:text-properties officeooo:rsid="0004a2cf" officeooo:paragraph-rsid="0004a2cf"/>
    </style:style>
    <style:style style:name="P4" style:family="paragraph" style:parent-style-name="Standard">
      <style:text-properties officeooo:rsid="00072989" officeooo:paragraph-rsid="00072989"/>
    </style:style>
    <style:style style:name="P5" style:family="paragraph" style:parent-style-name="Standard">
      <style:text-properties officeooo:rsid="00072989" officeooo:paragraph-rsid="0002fb03"/>
    </style:style>
    <style:style style:name="P6" style:family="paragraph" style:parent-style-name="Preformatted_20_Text">
      <style:text-properties style:font-name="Ubuntu Mono" fo:font-size="10.3999996185303pt" officeooo:rsid="0002fb03" officeooo:paragraph-rsid="0002fb03"/>
    </style:style>
    <style:style style:name="P7" style:family="paragraph" style:parent-style-name="Preformatted_20_Text">
      <style:text-properties style:font-name="Ubuntu Mono" fo:font-size="10.3999996185303pt" officeooo:rsid="00048156" officeooo:paragraph-rsid="0002fb03"/>
    </style:style>
    <style:style style:name="P8" style:family="paragraph" style:parent-style-name="Preformatted_20_Text">
      <style:text-properties style:font-name="Ubuntu Mono" fo:font-size="10.3999996185303pt" officeooo:rsid="0004a2cf" officeooo:paragraph-rsid="0004a2cf"/>
    </style:style>
    <style:style style:name="P9" style:family="paragraph" style:parent-style-name="Preformatted_20_Text">
      <style:text-properties style:font-name="Ubuntu Mono" fo:font-size="10.3999996185303pt" officeooo:rsid="00072989" officeooo:paragraph-rsid="00072989"/>
    </style:style>
    <style:style style:name="P10" style:family="paragraph" style:parent-style-name="Preformatted_20_Text">
      <style:text-properties style:font-name="Ubuntu Mono" fo:font-size="10.3999996185303pt" officeooo:rsid="0002fb03" officeooo:paragraph-rsid="0002fb03"/>
    </style:style>
    <style:style style:name="P11" style:family="paragraph" style:parent-style-name="Preformatted_20_Text">
      <style:text-properties style:font-name="Ubuntu Mono" fo:font-size="10.3999996185303pt" officeooo:rsid="0004a2cf" officeooo:paragraph-rsid="0004a2cf"/>
    </style:style>
    <style:style style:name="T1" style:family="text">
      <style:text-properties officeooo:rsid="000481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ithelial module 1</text:p>
      <text:p text:style-name="P1"/>
      <text:p text:style-name="P6"><text:bookmark text:name="rstudio_console_output"/>NR4A1,FOSB,ZFP36,IER2,FOS,JUNB,JUN</text:p>
      <text:p text:style-name="P1"/>
      <text:p text:style-name="P1"/>
      <text:p text:style-name="P1">Cancer module 1</text:p>
      <text:p text:style-name="P6"/>
      <text:p text:style-name="P6"><text:bookmark text:name="rstudio_console_output1"/>ACTB,FXYD3,MYL9,ACTA2,CNN1,MYH11,CYR61,TAGLN,NCAPD3,SPON2,TFF3,ACTG2,SPINK1,KLK4,DES,SMTN,FLNA,TPM2</text:p>
      <text:p text:style-name="P7"/>
      <text:p text:style-name="P7"/>
      <text:p text:style-name="P2"><text:span text:style-name="T1">Both</text:span> module 1</text:p>
      <text:p text:style-name="P1"/>
      <text:p text:style-name="P6">ACTB,FBLN1,FTL,MYL6,MYL9,AEBP1,PTGDS,ACTA2,RASD1,RAB5C,CD81,GAPDH,EGR1,NR4A1,FOSB,DSTN,ZFP36,CNN1,ACTN4,JUND,MYH11,BLOC1S1,ITM2C,URB1,MCL1,TAGLN,UBC,PGM5,CSRP1,IER2,ATF3,ACTG2,CITED2,HTRA1,FOS,JUNB,DES,A2M,JUN,MXRA7,SMTN,WDR5,FLNA,CFD,S100A6,TPM2,RACK1,HLA-A</text:p>
      <text:p text:style-name="P5"/>
      <text:p text:style-name="P5"/>
      <text:p text:style-name="P4">Both module 2</text:p>
      <text:p text:style-name="P4"/>
      <text:p text:style-name="P9"><text:bookmark text:name="rstudio_console_output6"/>C19orf60,ACPP,TMSB10,GPC1,SUGP2,CNN2,HMG20B,PLPP1,FXYD3,PGC,NEFH,BIK,NDRG1,AGR2,SLC9A3R1,SRSF3,SLC39A7,PPP1R7,COX7A2L,TSPAN1,FMOD,FAM213A,GDF15,HNRNPA1,FLNB,HMGA1,SLC37A4,SERF2,KLK3,MGST3,EBP,NCAPD3,TSC22D3,SLC45A3,NBL1,ALDH4A1,SPON2,TFF3,AZGP1,SPINK1,TRPV6,CLDN3,INPPL1,SEC11C,SPINT2,KLK4,KLK2,DCXR,ZNF692,FKBP2,KCNH6,VWA1,FAM3B,H1FX,BCAP31,MAP3K3,HIST2H2AA3,SLC44A4,PRRC2A,NPIPA2,MSMB,HIST2H2AA4</text:p>
      <text:p text:style-name="P4"/>
      <text:p text:style-name="P1"/>
      <text:p text:style-name="P1"/>
      <text:p text:style-name="P1"/>
      <text:p text:style-name="P1"/>
      <text:p text:style-name="P1"/>
      <text:p text:style-name="P1">Cancer <text:span text:style-name="T1">module 1 udeg</text:span></text:p>
      <text:p text:style-name="P1"/>
      <text:p text:style-name="P6"><text:bookmark text:name="rstudio_console_output3"/><text:bookmark-start text:name="__DdeLink__124_886932305"/>FXYD3,CNN1,TFF3,SPINK1,KLK4<text:bookmark-end text:name="__DdeLink__124_886932305"/></text:p>
      <text:p text:style-name="P1"/>
      <text:p text:style-name="P1"/>
      <text:p text:style-name="P3">Both module 1 udeg</text:p>
      <text:p text:style-name="P3"/>
      <text:p text:style-name="P8"><text:bookmark text:name="rstudio_console_output4"/>FBLN1,PTGDS,DSTN,CNN1,A2M,HLA-A</text:p>
      <text:p text:style-name="P3"/>
      <text:p text:style-name="P3">Both module 1 ddeg</text:p>
      <text:p text:style-name="P3"/>
      <text:p text:style-name="P8"><text:bookmark text:name="rstudio_console_output5"/>CD81,NR4A1</text:p>
      <text:p text:style-name="P3"/>
      <text:p text:style-name="P3"/>
      <text:p text:style-name="P3">Both module 2 udeg</text:p>
      <text:p text:style-name="P3"/>
      <text:p text:style-name="P8"><text:bookmark text:name="rstudio_console_output8"/>C19orf60,TMSB10,FXYD3,PGC,AGR2,FMOD,GDF15,TFF3,SPINK1,CLDN3,KLK4,FAM3B</text:p>
      <text:p text:style-name="P3"/>
      <text:p text:style-name="P3">Both module 2 ddeg</text:p>
      <text:p text:style-name="P3"/>
      <text:p text:style-name="P8"><text:bookmark text:name="rstudio_console_output7"/>ACPP,GPC1,PLPP1,NEFH,NDRG1,SLC9A3R1,FLNB,SLC37A4,SERF2,KLK3,EBP,TSC22D3,SLC45A3,NBL1,ALDH4A1,SEC11C,SPINT2,KLK2,DCXR,FKBP2,H1FX,BCAP31,HIST2H2AA3,MSMB,HIST2H2AA4</text:p>
      <text:p text:style-name="P8"/>
      <text:p text:style-name="P8"><text:bookmark text:name="rstudio_console_output2"/><text:soft-page-break/>1239165 <text:s text:c="6"/>TAF11 ENSG00000064995 <text:s/>UBAP2 ENSG00000137073 0.8521677 <text:s text:c="8"/>57 0.000000e+00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1:46:02.736006874</meta:creation-date>
    <dc:date>2018-08-24T17:23:34.359981709</dc:date>
    <meta:editing-duration>PT1H10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49" meta:character-count="1331" meta:non-whitespace-character-count="1286"/>
  </office:meta>
</office:document-meta>
</file>